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Heading_20_2">
      <style:text-properties officeooo:paragraph-rsid="0016c820"/>
    </style:style>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ocumentation Technique pour l'Application de Gestion des Formations</text:h>
      <text:p text:style-name="P2"/>
      <text:h text:style-name="Heading_20_2" text:outline-level="2">Introduction</text:h>
      <text:p text:style-name="Text_20_body"/>
      <text:p text:style-name="Text_20_body">Cette documentation détaille l'architecture, les fonctionnalités et les composants techniques de l'application de gestion des formations développée pour le Comité Régional Olympique et Sportif de Lorraine (CROSL).</text:p>
      <text:p text:style-name="Text_20_body">Le CROSL joue un rôle crucial dans le développement et la gestion des activités sportives au niveau régional, en soutenant les clubs affiliés par diverses initiatives. Parmi celles-ci, l'offre de formations spécifiques constitue un axe stratégique majeur. Ces formations, adaptées aux besoins des bénévoles et des salariés des associations sportives, couvrent des domaines variés tels que la gestion administrative, l'utilisation d'outils informatiques, le développement durable, la communication, et le secourisme.</text:p>
      <text:p text:style-name="Text_20_body">L'application de gestion des formations a été conçue pour répondre à ces besoins en simplifiant l'administration des formations, tout en offrant une expérience utilisateur fluide. Elle permet notamment de :</text:p>
      <text:list text:style-name="L1">
        <text:list-item>
          <text:p text:style-name="P3">Gérer un catalogue structuré de formations.</text:p>
        </text:list-item>
        <text:list-item>
          <text:p text:style-name="P3">Planifier et administrer des sessions de formation adaptées aux disponibilités des participants et des intervenants.</text:p>
        </text:list-item>
        <text:list-item>
          <text:p text:style-name="P3">Faciliter les inscriptions en ligne grâce à une interface conviviale.</text:p>
        </text:list-item>
        <text:list-item>
          <text:p text:style-name="P3">Assurer le suivi des participations et générer des analyses statistiques pour orienter les décisions futures.</text:p>
        </text:list-item>
      </text:list>
      <text:p text:style-name="Text_20_body">Cette documentation s'adresse principalement aux développeurs et administrateurs techniques en charge de la maintenance ou de l'évolution de l'application. Elle vise à fournir une vue d'ensemble complète, tout en entrant dans les détails techniques nécessaires pour garantir une exploitation optimale.</text:p>
      <text:p text:style-name="Text_20_body"/>
      <text:p text:style-name="Text_20_body"/>
      <text:p text:style-name="Text_20_body"/>
      <text:p text:style-name="Text_20_body"/>
      <text:p text:style-name="Text_20_body"/>
      <text:p text:style-name="Text_20_body"/>
      <text:h text:style-name="Heading_20_2" text:outline-level="2"><text:soft-page-break/>1. Structure de l'Application</text:h>
      <text:p text:style-name="Text_20_body"/>
      <text:h text:style-name="Heading_20_3" text:outline-level="3">1.1 Organisation des Dossiers</text:h>
      <text:h text:style-name="Heading_20_4" text:outline-level="4">Dossier <text:span text:style-name="Source_20_Text">include/</text:span></text:h>
      <text:p text:style-name="Text_20_body">Ce dossier contient les fichiers nécessaires à l'infrastructure de base de l'application :</text:p>
      <text:list text:style-name="L2">
        <text:list-item>
          <text:p text:style-name="P4"><text:span text:style-name="Source_20_Text"><text:span text:style-name="Strong_20_Emphasis">connexionbdd.php</text:span></text:span> : Permet la gestion centralisée de la connexion à la base de données en utilisant PDO pour garantir la sécurité et la flexibilité.</text:p>
        </text:list-item>
        <text:list-item>
          <text:p text:style-name="P4"><text:span text:style-name="Source_20_Text"><text:span text:style-name="Strong_20_Emphasis">header.php</text:span></text:span> : Inclut le code pour l'en-tête standard de toutes les pages, améliorant la cohérence visuelle et la maintenance.</text:p>
        </text:list-item>
        <text:list-item>
          <text:p text:style-name="P4"><text:span text:style-name="Source_20_Text"><text:span text:style-name="Strong_20_Emphasis">footer.php</text:span></text:span> : Fournit un pied de page commun, comportant les liens et informations généraux.</text:p>
        </text:list-item>
        <text:list-item>
          <text:p text:style-name="P4"><text:span text:style-name="Source_20_Text"><text:span text:style-name="Strong_20_Emphasis">logout.php</text:span></text:span> : Gère la déconnexion sécurisée des utilisateurs et nettoie les sessions actives.</text:p>
        </text:list-item>
      </text:list>
      <text:h text:style-name="Heading_20_4" text:outline-level="4">Dossier <text:span text:style-name="Source_20_Text">classe/</text:span></text:h>
      <text:p text:style-name="Text_20_body">Ce dossier regroupe les définitions des classes PHP représentant les entités principales :</text:p>
      <text:list text:style-name="L3">
        <text:list-item>
          <text:p text:style-name="P5"><text:span text:style-name="Source_20_Text"><text:span text:style-name="Strong_20_Emphasis">Entreprise.php</text:span></text:span> : Fournit les méthodes pour gérer les informations des entreprises partenaires ou clientes.</text:p>
        </text:list-item>
        <text:list-item>
          <text:p text:style-name="P5"><text:span text:style-name="Source_20_Text"><text:span text:style-name="Strong_20_Emphasis">Formations.php</text:span></text:span> : Inclut les fonctionnalités pour gérer le catalogue des formations (création, mise à jour, suppression).</text:p>
        </text:list-item>
        <text:list-item>
          <text:p text:style-name="P5"><text:span text:style-name="Source_20_Text"><text:span text:style-name="Strong_20_Emphasis">Images.php</text:span></text:span> : Gère les images associées aux formations, notamment pour leur affichage sur le site web.</text:p>
        </text:list-item>
        <text:list-item>
          <text:p text:style-name="P5"><text:span text:style-name="Source_20_Text"><text:span text:style-name="Strong_20_Emphasis">Intervenant.php</text:span></text:span> : Modélise les intervenants des formations avec leurs compétences et disponibilités.</text:p>
        </text:list-item>
        <text:list-item>
          <text:p text:style-name="P5"><text:span text:style-name="Source_20_Text"><text:span text:style-name="Strong_20_Emphasis">Utilisateur.php</text:span></text:span> : Regroupe les méthodes pour la gestion des utilisateurs, qu'ils soient salariés ou bénévoles.</text:p>
        </text:list-item>
        <text:list-item>
          <text:p text:style-name="P5"><text:span text:style-name="Source_20_Text"><text:span text:style-name="Strong_20_Emphasis">Session.php</text:span></text:span> : Définit les propriétés et méthodes nécessaires pour gérer les sessions des formations.</text:p>
        </text:list-item>
      </text:list>
      <text:h text:style-name="Heading_20_4" text:outline-level="4">Fichiers principaux</text:h>
      <text:p text:style-name="Text_20_body">Ces fichiers constituent le cœur des fonctionnalités de l'application :</text:p>
      <text:list text:style-name="L4">
        <text:list-item>
          <text:p text:style-name="P6"><text:span text:style-name="Source_20_Text"><text:span text:style-name="Strong_20_Emphasis">index.php</text:span></text:span> : Page d'accueil servant de point d'entrée principal.</text:p>
        </text:list-item>
        <text:list-item>
          <text:p text:style-name="P6"><text:span text:style-name="Source_20_Text"><text:span text:style-name="Strong_20_Emphasis">inscription.php</text:span></text:span> : Formulaire permettant aux utilisateurs de s'inscrire dans l'application.</text:p>
        </text:list-item>
        <text:list-item>
          <text:p text:style-name="P6"><text:span text:style-name="Source_20_Text"><text:span text:style-name="Strong_20_Emphasis">inscriptionFormation.php</text:span></text:span> : Permet l'inscription des utilisateurs à des formations spécifiques.</text:p>
        </text:list-item>
        <text:list-item>
          <text:p text:style-name="P6"><text:soft-page-break/><text:span text:style-name="Source_20_Text"><text:span text:style-name="Strong_20_Emphasis">modification.php</text:span></text:span><text:span text:style-name="Strong_20_Emphasis"> et </text:span><text:span text:style-name="Source_20_Text"><text:span text:style-name="Strong_20_Emphasis">modificationperso.php</text:span></text:span> : Interfaces pour modifier respectivement les informations générales et personnelles des utilisateurs.</text:p>
        </text:list-item>
        <text:list-item>
          <text:p text:style-name="P6"><text:span text:style-name="Source_20_Text"><text:span text:style-name="Strong_20_Emphasis">modifierSessions.php</text:span></text:span> : Permet l'administration des sessions liées aux formations.</text:p>
        </text:list-item>
        <text:list-item>
          <text:p text:style-name="P6"><text:span text:style-name="Source_20_Text"><text:span text:style-name="Strong_20_Emphasis">formation.php</text:span></text:span><text:span text:style-name="Strong_20_Emphasis"> et </text:span><text:span text:style-name="Source_20_Text"><text:span text:style-name="Strong_20_Emphasis">creerFormation.php</text:span></text:span> : Pages dédiées à la consultation et à la création des formations.</text:p>
        </text:list-item>
        <text:list-item>
          <text:p text:style-name="P6"><text:span text:style-name="Source_20_Text"><text:span text:style-name="Strong_20_Emphasis">historique.php</text:span></text:span> : Archive les participations aux formations pour des besoins de reporting et d'analyse.</text:p>
        </text:list-item>
        <text:list-item>
          <text:p text:style-name="P6"><text:span text:style-name="Source_20_Text"><text:span text:style-name="Strong_20_Emphasis">contact.php</text:span></text:span> : Fournit un formulaire de contact pour l'assistance.</text:p>
        </text:list-item>
      </text:list>
      <text:p text:style-name="Text_20_body"/>
      <text:h text:style-name="Heading_20_2" text:outline-level="2">2. Fonctionnalités Détaillées</text:h>
      <text:h text:style-name="Heading_20_3" text:outline-level="3">2.1 Gestion des Formations</text:h>
      <text:p text:style-name="Text_20_body">L'application permet la gestion complète du catalogue des formations :</text:p>
      <text:list text:style-name="L5">
        <text:list-item>
          <text:p text:style-name="P7">Affichage des formations disponibles avec des détails comme les objectifs, le contenu, le coût et les intervenants.</text:p>
        </text:list-item>
        <text:list-item>
          <text:p text:style-name="P7">Création, modification et suppression de formations via des interfaces dédiées.</text:p>
        </text:list-item>
        <text:list-item>
          <text:p text:style-name="P7">Association des formations à des thématiques pour une organisation simplifiée.</text:p>
        </text:list-item>
      </text:list>
      <text:h text:style-name="Heading_20_3" text:outline-level="3">2.2 Gestion des Utilisateurs</text:h>
      <text:list text:style-name="L6">
        <text:list-item>
          <text:p text:style-name="P8">Inscription et connexion sécurisées des utilisateurs.</text:p>
        </text:list-item>
        <text:list-item>
          <text:p text:style-name="P8">Gestion des informations personnelles via une interface intuitive permettant la modification des données.</text:p>
        </text:list-item>
        <text:list-item>
          <text:p text:style-name="P8">Rôles définis :</text:p>
          <text:list>
            <text:list-item>
              <text:p text:style-name="P8"><text:span text:style-name="Strong_20_Emphasis">Bénévoles</text:span> : Accès limité à l'inscription et à la consultation des formations.</text:p>
            </text:list-item>
            <text:list-item>
              <text:p text:style-name="P8"><text:span text:style-name="Strong_20_Emphasis">Salariés</text:span> : Accès aux formations, mais avec des restrictions sur le nombre de participations.</text:p>
            </text:list-item>
          </text:list>
        </text:list-item>
      </text:list>
      <text:h text:style-name="Heading_20_3" text:outline-level="3">2.3 Gestion des Sessions</text:h>
      <text:list text:style-name="L7">
        <text:list-item>
          <text:p text:style-name="P9">Chaque formation peut être programmée sur plusieurs sessions définies par une date, un lieu et un nombre de participants maximum.</text:p>
        </text:list-item>
        <text:list-item>
          <text:p text:style-name="P9">Gestion flexible pour l'ajout, la modification ou la suppression de sessions via une interface dédiée.</text:p>
        </text:list-item>
      </text:list>
      <text:h text:style-name="Heading_20_3" text:outline-level="3">2.4 Inscriptions</text:h>
      <text:list text:style-name="L8">
        <text:list-item>
          <text:p text:style-name="P10">Processus en deux étapes :</text:p>
          <text:list>
            <text:list-item>
              <text:p text:style-name="P10"><text:span text:style-name="Strong_20_Emphasis">Enregistrement</text:span> : Validation initiale de l'inscription.</text:p>
            </text:list-item>
            <text:list-item>
              <text:p text:style-name="P10"><text:soft-page-break/><text:span text:style-name="Strong_20_Emphasis">Confirmation</text:span> : Validation après vérification du paiement ou des critères d'accès.</text:p>
            </text:list-item>
          </text:list>
        </text:list-item>
        <text:list-item>
          <text:p text:style-name="P10">Notifications automatiques envoyées aux participants pour confirmer leur inscription.</text:p>
        </text:list-item>
      </text:list>
      <text:h text:style-name="Heading_20_3" text:outline-level="3">2.5 Historisation et Statistiques</text:h>
      <text:list text:style-name="L9">
        <text:list-item>
          <text:p text:style-name="P11">Archivage des inscriptions et des données des formations pour un suivi longitudinal.</text:p>
        </text:list-item>
        <text:list-item>
          <text:p text:style-name="P11">Outils d'exportation pour l'analyse statistique annuelle (nombre de participants, taux de remplissage, etc.).</text:p>
        </text:list-item>
      </text:list>
      <text:p text:style-name="Text_20_body"/>
      <text:p text:style-name="Text_20_body"/>
      <text:h text:style-name="P12" text:outline-level="2">3. Architecture Technique</text:h>
      <text:h text:style-name="Heading_20_3" text:outline-level="3">3.1 Base de Données</text:h>
      <text:p text:style-name="Text_20_body">La base de données repose sur MySQL/MariaDB, structurée pour répondre aux besoins fonctionnels :</text:p>
      <text:list text:style-name="L10">
        <text:list-item>
          <text:p text:style-name="P13"><text:span text:style-name="Strong_20_Emphasis">Tables principales :</text:span></text:p>
          <text:list>
            <text:list-item>
              <text:p text:style-name="P13"><text:span text:style-name="Source_20_Text"><text:span text:style-name="Strong_20_Emphasis">utilisateurs</text:span></text:span> : Stocke les informations des utilisateurs, avec des champs pour le rôle et le statut.</text:p>
            </text:list-item>
            <text:list-item>
              <text:p text:style-name="P13"><text:span text:style-name="Source_20_Text"><text:span text:style-name="Strong_20_Emphasis">formations</text:span></text:span> : Contient les descriptions des formations.</text:p>
            </text:list-item>
            <text:list-item>
              <text:p text:style-name="P13"><text:span text:style-name="Source_20_Text"><text:span text:style-name="Strong_20_Emphasis">sessions</text:span></text:span> : Gère les sessions associées à chaque formation.</text:p>
            </text:list-item>
            <text:list-item>
              <text:p text:style-name="P13"><text:span text:style-name="Source_20_Text"><text:span text:style-name="Strong_20_Emphasis">inscriptions</text:span></text:span> : Suit les inscriptions des utilisateurs aux sessions.</text:p>
            </text:list-item>
          </text:list>
        </text:list-item>
      </text:list>
      <text:h text:style-name="Heading_20_3" text:outline-level="3">3.2 Sécurité</text:h>
      <text:list text:style-name="L11">
        <text:list-item>
          <text:p text:style-name="P14">Utilisation de PDO pour la prévention des injections SQL.</text:p>
        </text:list-item>
        <text:list-item>
          <text:p text:style-name="P14">Hachage des mots de passe avec bcrypt pour garantir la sécurité des informations sensibles.</text:p>
        </text:list-item>
        <text:list-item>
          <text:p text:style-name="P14">Validation des formulaires côté serveur et côté client pour prévenir les attaques XSS.</text:p>
        </text:list-item>
        <text:list-item>
          <text:p text:style-name="P14">Gestion des accès utilisateurs avec des sessions sécurisées et des rôles définis.</text:p>
        </text:list-item>
      </text:list>
      <text:p text:style-name="Text_20_body"/>
      <text:p text:style-name="Text_20_body"/>
      <text:p text:style-name="Text_20_body"/>
      <text:p text:style-name="Text_20_body"/>
      <text:p text:style-name="Text_20_body"/>
      <text:p text:style-name="Text_20_body"/>
      <text:h text:style-name="Heading_20_2" text:outline-level="2"><text:soft-page-break/>4. Instructions pour le Déploiement</text:h>
      <text:list text:style-name="L12">
        <text:list-item>
          <text:p text:style-name="P15"><text:span text:style-name="Strong_20_Emphasis">Configuration du Serveur</text:span> :</text:p>
          <text:list>
            <text:list-item>
              <text:p text:style-name="P15">PHP &gt;= 7.4 recommandé.</text:p>
            </text:list-item>
            <text:list-item>
              <text:p text:style-name="P15">Serveur web (Apache ou Nginx).</text:p>
            </text:list-item>
            <text:list-item>
              <text:p text:style-name="P15">Base de données MySQL ou MariaDB configurée et accessible.</text:p>
            </text:list-item>
          </text:list>
        </text:list-item>
        <text:list-item>
          <text:p text:style-name="P15"><text:span text:style-name="Strong_20_Emphasis">Installation</text:span> :</text:p>
          <text:list>
            <text:list-item>
              <text:p text:style-name="P15">Déployer les fichiers sur le serveur web.</text:p>
            </text:list-item>
            <text:list-item>
              <text:p text:style-name="P15">Importer le fichier <text:span text:style-name="Source_20_Text">Format.sql</text:span> dans la base de données.</text:p>
            </text:list-item>
            <text:list-item>
              <text:p text:style-name="P15">Configurer les paramètres de connexion dans <text:span text:style-name="Source_20_Text">connexionbdd.php</text:span>.</text:p>
            </text:list-item>
          </text:list>
        </text:list-item>
        <text:list-item>
          <text:p text:style-name="P15"><text:span text:style-name="Strong_20_Emphasis">Tests</text:span> :</text:p>
          <text:list>
            <text:list-item>
              <text:p text:style-name="P15">Vérifier toutes les fonctionnalités utilisateur et administrateur.</text:p>
            </text:list-item>
            <text:list-item>
              <text:p text:style-name="P15">Tester les cas limites (sessions pleines, inscriptions invalides, etc.).</text:p>
            </text:list-item>
          </text:list>
        </text:list-item>
      </text:list>
      <text:p text:style-name="Text_20_body"/>
      <text:p text:style-name="Text_20_body"/>
      <text:h text:style-name="Heading_20_2" text:outline-level="2">5. Documentation des Classes</text:h>
      <text:h text:style-name="Heading_20_3" text:outline-level="3">Classe <text:span text:style-name="Source_20_Text">Utilisateur.php</text:span></text:h>
      <text:list text:style-name="L13">
        <text:list-item>
          <text:p text:style-name="P16">Fournit des méthodes pour la création et la gestion des utilisateurs.</text:p>
        </text:list-item>
        <text:list-item>
          <text:p text:style-name="P16">Exemple de méthode :</text:p>
          <text:list>
            <text:list-item>
              <text:p text:style-name="P16"><text:span text:style-name="Source_20_Text"><text:span text:style-name="Strong_20_Emphasis">creerUtilisateur($data)</text:span></text:span> : Insère un nouvel utilisateur dans la base de données.</text:p>
            </text:list-item>
          </text:list>
        </text:list-item>
      </text:list>
      <text:h text:style-name="Heading_20_3" text:outline-level="3">Classe <text:span text:style-name="Source_20_Text">Formations.php</text:span></text:h>
      <text:list text:style-name="L14">
        <text:list-item>
          <text:p text:style-name="P17">Gère le CRUD des formations.</text:p>
        </text:list-item>
        <text:list-item>
          <text:p text:style-name="P17">Exemple de méthode :</text:p>
          <text:list>
            <text:list-item>
              <text:p text:style-name="P17"><text:span text:style-name="Source_20_Text"><text:span text:style-name="Strong_20_Emphasis">ajouterFormation($data)</text:span></text:span> : Ajoute une nouvelle formation.</text:p>
            </text:list-item>
          </text:list>
        </text:list-item>
      </text:list>
      <text:h text:style-name="Heading_20_3" text:outline-level="3">Classe <text:span text:style-name="Source_20_Text">Session.php</text:span></text:h>
      <text:list text:style-name="L15">
        <text:list-item>
          <text:p text:style-name="P18">Définit les méthodes pour la gestion des sessions.</text:p>
        </text:list-item>
        <text:list-item>
          <text:p text:style-name="P18">Exemple de méthode :</text:p>
          <text:list>
            <text:list-item>
              <text:p text:style-name="P18"><text:span text:style-name="Source_20_Text"><text:span text:style-name="Strong_20_Emphasis">ajouterSession($data)</text:span></text:span> : Programme une nouvelle session pour une formation existante.</text:p>
            </text:list-item>
          </text:list>
        </text:list-item>
      </text:list>
      <text:h text:style-name="Heading_20_2" text:outline-level="2"><text:soft-page-break/>Conclusion</text:h>
      <text:p text:style-name="Text_20_body"/>
      <text:p text:style-name="Text_20_body">Cette documentation constitue une ressource exhaustive pour la compréhension et l'exploitation de l'application de gestion des formations. Elle garantit une vision claire des fonctionnalités et des technologies utilisées, facilitant ainsi la maintenance et l'évolution future de la plateforme.</text:p>
      <text:p text:style-name="Text_20_body">En proposant une structure modulaire et bien définie, l'application offre une grande flexibilité pour s'adapter aux besoins changeants du CROSL et de ses utilisateurs. Grâce à son architecture robuste et sécurisée, elle assure une expérience utilisateur fiable tout en répondant aux normes de qualité attendues. Les possibilités d'extension et d'intégration futures en font une base solide pour de nouveaux développements ou fonctionnalités. Ainsi, cette application représente une avancée significative dans la gestion des formations régionales.</text:p>
      <text:p text:style-name="Text_20_body"/>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2T06:44:34.490000000</meta:creation-date>
    <dc:date>2024-12-12T06:49:04.458000000</dc:date>
    <meta:editing-duration>PT4M30S</meta:editing-duration>
    <meta:editing-cycles>1</meta:editing-cycles>
    <meta:document-statistic meta:table-count="0" meta:image-count="0" meta:object-count="0" meta:page-count="6" meta:paragraph-count="100" meta:word-count="1166" meta:character-count="8039" meta:non-whitespace-character-count="7040"/>
    <meta:generator>LibreOffice/24.8.3.2$Windows_X86_64 LibreOffice_project/48a6bac9e7e268aeb4c3483fcf825c94556d9f92</meta:generator>
  </office:meta>
</office:document-meta>
</file>